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fo:font-size="9pt" style:font-size-asian="9pt" style:font-size-complex="9pt"/>
    </style:style>
    <style:style style:name="P2" style:family="paragraph" style:parent-style-name="Standard">
      <style:paragraph-properties fo:line-height="150%" fo:text-align="center" style:justify-single-word="false"/>
      <style:text-properties style:font-name="Arial" fo:font-size="9pt" style:font-size-asian="9pt" style:font-size-complex="9pt"/>
    </style:style>
    <style:style style:name="P3" style:family="paragraph" style:parent-style-name="Standard">
      <style:paragraph-properties style:line-height-at-least="0.1457in"/>
      <style:text-properties style:font-name="Arial" fo:font-size="9pt" style:font-size-asian="9pt" style:font-size-complex="9pt"/>
    </style:style>
    <style:style style:name="P4" style:family="paragraph" style:parent-style-name="Standard">
      <style:paragraph-properties fo:line-height="150%"/>
      <style:text-properties style:font-name="Arial" fo:font-size="9pt" fo:font-weight="bold" style:font-size-asian="9pt" style:font-weight-asian="bold" style:font-size-complex="9pt" style:font-weight-complex="bold"/>
    </style:style>
    <style:style style:name="P5" style:family="paragraph" style:parent-style-name="Standard">
      <style:paragraph-properties fo:line-height="150%"/>
    </style:style>
    <style:style style:name="P6" style:family="paragraph" style:parent-style-name="Standard">
      <style:paragraph-properties fo:line-height="150%"/>
      <style:text-properties fo:color="#333333" style:font-name="Arial" fo:font-size="9pt" style:font-size-asian="9pt" style:font-size-complex="9pt"/>
    </style:style>
    <style:style style:name="P7" style:family="paragraph" style:parent-style-name="Standard">
      <style:paragraph-properties fo:line-height="150%"/>
      <style:text-properties fo:color="#ff3333" style:font-name="Arial" fo:font-size="9pt" fo:font-weight="bold" style:font-size-asian="9pt" style:font-weight-asian="bold" style:font-size-complex="9pt" style:font-weight-complex="bold"/>
    </style:style>
    <style:style style:name="P8" style:family="paragraph" style:parent-style-name="Standard">
      <style:paragraph-properties fo:line-height="150%"/>
      <style:text-properties fo:color="#ff3333" style:font-name="Arial" fo:font-size="9pt" style:font-size-asian="9pt" style:font-size-complex="9pt"/>
    </style:style>
    <style:style style:name="P9" style:family="paragraph" style:parent-style-name="Standard">
      <style:paragraph-properties fo:line-height="150%"/>
      <style:text-properties fo:color="#000000" style:font-name="Arial" fo:font-size="9pt" style:font-size-asian="9pt" style:font-size-complex="9pt"/>
    </style:style>
    <style:style style:name="P10" style:family="paragraph" style:parent-style-name="Standard">
      <style:paragraph-properties fo:line-height="150%"/>
      <style:text-properties fo:color="#000000" style:font-name="Arial" fo:font-size="9pt" fo:font-weight="bold" style:font-name-asian="Consolas" style:font-size-asian="9pt" style:font-weight-asian="bold" style:font-name-complex="Consolas" style:font-size-complex="9pt" style:font-weight-complex="bold"/>
    </style:style>
    <style:style style:name="P11" style:family="paragraph" style:parent-style-name="Standard">
      <style:paragraph-properties style:text-autospace="none"/>
      <style:text-properties fo:color="#000000" style:font-name="Arial" fo:font-size="9pt" fo:font-weight="bold" style:font-name-asian="Consolas" style:font-size-asian="9pt" style:font-weight-asian="bold" style:font-name-complex="Consolas" style:font-size-complex="9pt" style:font-weight-complex="bold"/>
    </style:style>
    <style:style style:name="P12" style:family="paragraph" style:parent-style-name="Standard">
      <style:paragraph-properties fo:line-height="150%"/>
      <style:text-properties fo:color="#000000" style:font-name="Arial" fo:font-size="9pt" style:font-name-asian="Consolas" style:font-size-asian="9pt" style:font-name-complex="Consolas" style:font-size-complex="9pt"/>
    </style:style>
    <style:style style:name="P13" style:family="paragraph" style:parent-style-name="Standard">
      <style:paragraph-properties fo:line-height="150%"/>
      <style:text-properties fo:color="#303942" style:font-name="Arial" fo:font-size="9pt" style:font-size-asian="9pt" style:font-size-complex="9pt"/>
    </style:style>
    <style:style style:name="P14" style:family="paragraph" style:parent-style-name="Standard">
      <style:paragraph-properties fo:line-height="150%"/>
      <style:text-properties fo:color="#303942" style:font-name="Arial" fo:font-size="9pt" fo:font-weight="bold" style:font-size-asian="9pt" style:font-weight-asian="bold" style:font-size-complex="9pt" style:font-weight-complex="bold"/>
    </style:style>
    <style:style style:name="P15" style:family="paragraph" style:parent-style-name="Standard">
      <style:paragraph-properties style:text-autospace="none"/>
      <style:text-properties fo:color="#2a00ff" style:font-name="Arial" fo:font-size="9pt" style:font-name-asian="Consolas" style:font-size-asian="9pt" style:font-name-complex="Consolas" style:font-size-complex="9pt"/>
    </style:style>
    <style:style style:name="P16" style:family="paragraph" style:parent-style-name="Standard">
      <style:paragraph-properties fo:line-height="150%"/>
      <style:text-properties fo:color="#222222" style:font-name="Arial" fo:font-size="9pt" fo:font-weight="bold" style:font-size-asian="9pt" style:font-weight-asian="bold" style:font-size-complex="9pt" style:font-weight-complex="bold"/>
    </style:style>
    <style:style style:name="P17" style:family="paragraph" style:parent-style-name="Standard">
      <style:paragraph-properties style:line-height-at-least="0.1457in"/>
      <style:text-properties fo:color="#222222" style:font-name="Arial" fo:font-size="9pt" fo:font-weight="bold" style:font-size-asian="9pt" style:font-weight-asian="bold" style:font-size-complex="9pt"/>
    </style:style>
    <style:style style:name="P18" style:family="paragraph" style:parent-style-name="Standard">
      <style:paragraph-properties style:line-height-at-least="0.1457in" fo:text-align="center" style:justify-single-word="false"/>
      <style:text-properties fo:color="#222222" style:font-name="Arial" fo:font-size="9pt" fo:font-weight="bold" style:font-size-asian="9pt" style:font-weight-asian="bold" style:font-size-complex="9pt"/>
    </style:style>
    <style:style style:name="P19" style:family="paragraph" style:parent-style-name="Standard">
      <style:paragraph-properties style:line-height-at-least="0.1457in"/>
      <style:text-properties fo:color="#222222" style:font-name="Arial" fo:font-size="9pt" style:font-size-asian="9pt" style:font-size-complex="9pt"/>
    </style:style>
    <style:style style:name="P20" style:family="paragraph" style:parent-style-name="Standard">
      <style:paragraph-properties style:line-height-at-least="0.1457in"/>
    </style:style>
    <style:style style:name="P21" style:family="paragraph" style:parent-style-name="Standard">
      <style:paragraph-properties style:line-height-at-least="0.1457in" fo:text-align="center" style:justify-single-word="false"/>
    </style:style>
    <style:style style:name="P22" style:family="paragraph" style:parent-style-name="Standard">
      <style:paragraph-properties fo:margin-left="0.9846in" fo:margin-right="0in" fo:line-height="150%" fo:text-indent="0in" style:auto-text-indent="false">
        <style:tab-stops/>
      </style:paragraph-properties>
      <style:text-properties fo:color="#333333" style:font-name="Arial" fo:font-size="9pt" style:font-size-asian="9pt" style:font-size-complex="9pt"/>
    </style:style>
    <style:style style:name="P23" style:family="paragraph" style:parent-style-name="Standard">
      <style:paragraph-properties fo:margin-left="0.9846in" fo:margin-right="0in" fo:line-height="150%" fo:text-indent="0in" style:auto-text-indent="false">
        <style:tab-stops/>
      </style:paragraph-properties>
      <style:text-properties fo:color="#800000" style:font-name="Arial" fo:font-size="9pt" fo:font-weight="bold" style:font-size-asian="9pt" style:font-weight-asian="bold" style:font-size-complex="9pt" style:font-weight-complex="bold"/>
    </style:style>
    <style:style style:name="P24" style:family="paragraph" style:parent-style-name="Preformatted_20_Text">
      <style:text-properties fo:color="#333333" style:font-name="Arial" fo:font-size="9pt" style:font-size-asian="9pt" style:font-size-complex="9pt"/>
    </style:style>
    <style:style style:name="P25" style:family="paragraph" style:parent-style-name="Text_20_body">
      <style:paragraph-properties fo:line-height="150%"/>
      <style:text-properties fo:color="#222222" style:font-name="Arial" fo:font-size="9pt" fo:font-weight="bold" style:font-size-asian="9pt" style:font-weight-asian="bold" style:font-size-complex="9pt" style:font-weight-complex="bold"/>
    </style:style>
    <style:style style:name="P26" style:family="paragraph" style:parent-style-name="Text_20_body">
      <style:paragraph-properties fo:line-height="150%"/>
    </style:style>
    <style:style style:name="P27" style:family="paragraph" style:parent-style-name="Text_20_body">
      <style:paragraph-properties style:line-height-at-least="0.1457in"/>
    </style:style>
    <style:style style:name="P28" style:family="paragraph" style:parent-style-name="Standard">
      <style:paragraph-properties fo:margin-top="0in" fo:margin-bottom="0.1965in" style:line-height-at-least="0.1457in"/>
      <style:text-properties fo:color="#222222" style:font-name="Arial" fo:font-size="9pt" fo:font-weight="bold" style:font-size-asian="9pt" style:font-weight-asian="bold" style:font-size-complex="9pt"/>
    </style:style>
    <style:style style:name="P29" style:family="paragraph" style:parent-style-name="Standard">
      <style:paragraph-properties fo:margin-top="0in" fo:margin-bottom="0.1965in" style:line-height-at-least="0.1457in" fo:text-align="center" style:justify-single-word="false"/>
      <style:text-properties fo:color="#222222" style:font-name="Arial" fo:font-size="9pt" fo:font-weight="bold" style:font-size-asian="9pt" style:font-weight-asian="bold" style:font-size-complex="9pt"/>
    </style:style>
    <style:style style:name="P30" style:family="paragraph" style:parent-style-name="Standard">
      <style:paragraph-properties fo:margin-top="0in" fo:margin-bottom="0.1965in" style:line-height-at-least="0.1457in" fo:text-align="center" style:justify-single-word="false"/>
    </style:style>
    <style:style style:name="P31" style:family="paragraph" style:parent-style-name="Standard" style:master-page-name="MP0">
      <style:paragraph-properties fo:line-height="150%" fo:text-align="center" style:justify-single-word="false" style:page-number="auto" fo:break-before="page"/>
      <style:text-properties style:font-name="Arial" fo:font-size="14pt" fo:font-weight="bold" style:font-size-asian="14pt" style:font-weight-asian="bold" style:font-size-complex="14pt" style:font-weight-complex="bold"/>
    </style:style>
    <style:style style:name="P32" style:family="paragraph" style:parent-style-name="Standard" style:list-style-name="L1">
      <style:paragraph-properties fo:line-height="150%"/>
      <style:text-properties style:font-name="Arial" fo:font-size="9pt" style:font-size-asian="9pt" style:font-size-complex="9pt"/>
    </style:style>
    <style:style style:name="P33" style:family="paragraph" style:parent-style-name="Standard" style:list-style-name="L4">
      <style:paragraph-properties fo:line-height="150%"/>
      <style:text-properties style:font-name="Arial" fo:font-size="9pt" style:font-size-asian="9pt" style:font-size-complex="9pt"/>
    </style:style>
    <style:style style:name="P34" style:family="paragraph" style:parent-style-name="Standard" style:list-style-name="L5">
      <style:paragraph-properties fo:line-height="150%"/>
      <style:text-properties style:font-name="Arial" fo:font-size="9pt" style:font-size-asian="9pt" style:font-size-complex="9pt"/>
    </style:style>
    <style:style style:name="P35" style:family="paragraph" style:parent-style-name="Standard">
      <style:paragraph-properties fo:line-height="150%"/>
      <style:text-properties style:font-name="Arial" fo:font-size="9pt" fo:font-weight="bold" style:font-size-asian="9pt" style:font-weight-asian="bold" style:font-size-complex="9pt" style:font-weight-complex="bold"/>
    </style:style>
    <style:style style:name="P36" style:family="paragraph" style:parent-style-name="Standard" style:list-style-name="L1">
      <style:paragraph-properties fo:line-height="150%"/>
    </style:style>
    <style:style style:name="P37" style:family="paragraph" style:parent-style-name="Standard" style:list-style-name="L4">
      <style:paragraph-properties fo:line-height="150%"/>
    </style:style>
    <style:style style:name="P38" style:family="paragraph" style:parent-style-name="Standard" style:list-style-name="L5">
      <style:paragraph-properties fo:line-height="150%"/>
    </style:style>
    <style:style style:name="P39" style:family="paragraph" style:parent-style-name="Standard" style:list-style-name="L1">
      <style:paragraph-properties fo:line-height="150%"/>
      <style:text-properties fo:color="#333333" style:font-name="Arial" fo:font-size="9pt" style:font-size-asian="9pt" style:font-size-complex="9pt"/>
    </style:style>
    <style:style style:name="P40" style:family="paragraph" style:parent-style-name="Standard" style:list-style-name="L2">
      <style:paragraph-properties fo:line-height="150%"/>
      <style:text-properties fo:color="#333333" style:font-name="Arial" fo:font-size="9pt" style:font-size-asian="9pt" style:font-size-complex="9pt"/>
    </style:style>
    <style:style style:name="P41" style:family="paragraph" style:parent-style-name="Standard" style:list-style-name="L3">
      <style:paragraph-properties fo:line-height="150%"/>
      <style:text-properties fo:color="#333333" style:font-name="Arial" fo:font-size="9pt" style:font-size-asian="9pt" style:font-size-complex="9pt"/>
    </style:style>
    <style:style style:name="P42" style:family="paragraph" style:parent-style-name="Standard" style:list-style-name="L4">
      <style:paragraph-properties fo:line-height="150%"/>
      <style:text-properties fo:color="#000000" style:font-name="Arial" fo:font-size="9pt" style:font-size-asian="9pt" style:font-size-complex="9pt"/>
    </style:style>
    <style:style style:name="P43" style:family="paragraph" style:parent-style-name="Standard" style:list-style-name="L4">
      <style:paragraph-properties fo:line-height="150%"/>
      <style:text-properties fo:color="#800000" style:font-name="Arial" fo:font-size="9pt" style:font-size-asian="9pt" style:font-size-complex="9pt"/>
    </style:style>
    <style:style style:name="P44" style:family="paragraph" style:parent-style-name="Standard" style:list-style-name="L6">
      <style:paragraph-properties fo:line-height="150%"/>
      <style:text-properties fo:color="#303942" style:font-name="Arial" fo:font-size="9pt" style:font-size-asian="9pt" style:font-size-complex="9pt"/>
    </style:style>
    <style:style style:name="P45" style:family="paragraph" style:parent-style-name="Standard" style:list-style-name="L5">
      <style:paragraph-properties fo:margin-left="0in" fo:margin-right="0in" fo:line-height="150%" fo:text-indent="0in" style:auto-text-indent="false">
        <style:tab-stops/>
      </style:paragraph-properties>
      <style:text-properties style:font-name="Arial" fo:font-size="9pt" style:font-size-asian="9pt" style:font-size-complex="9pt"/>
    </style:style>
    <style:style style:name="P46" style:family="paragraph" style:parent-style-name="Text_20_body" style:list-style-name="L7">
      <style:paragraph-properties fo:margin-left="0in" fo:margin-right="0in" fo:margin-top="0in" fo:margin-bottom="0in" fo:line-height="140%" fo:text-indent="0in" style:auto-text-indent="false">
        <style:tab-stops/>
      </style:paragraph-properties>
    </style:style>
    <style:style style:name="P47" style:family="paragraph" style:parent-style-name="Text_20_body" style:list-style-name="L8">
      <style:paragraph-properties fo:margin-left="0in" fo:margin-right="0in" fo:margin-top="0in" fo:margin-bottom="0in" fo:line-height="140%" fo:text-indent="0in" style:auto-text-indent="false">
        <style:tab-stops/>
      </style:paragraph-properties>
    </style:style>
    <style:style style:name="P48" style:family="paragraph" style:parent-style-name="Text_20_body" style:list-style-name="L7">
      <style:paragraph-properties fo:margin-left="0in" fo:margin-right="0in" fo:line-height="140%" fo:text-indent="0in" style:auto-text-indent="false">
        <style:tab-stops/>
      </style:paragraph-properties>
    </style:style>
    <style:style style:name="P49" style:family="paragraph" style:parent-style-name="Text_20_body" style:list-style-name="L8">
      <style:paragraph-properties fo:margin-left="0in" fo:margin-right="0in" fo:line-height="140%" fo:text-indent="0in" style:auto-text-indent="false">
        <style:tab-stops/>
      </style:paragraph-properties>
    </style:style>
    <style:style style:name="T1" style:family="text">
      <style:text-properties style:font-name="Arial" fo:font-size="9pt" style:font-size-asian="9pt" style:font-size-complex="9pt"/>
    </style:style>
    <style:style style:name="T2" style:family="text">
      <style:text-properties style:font-name="Arial" fo:font-size="9pt" fo:font-weight="bold" style:font-size-asian="9pt" style:font-weight-asian="bold" style:font-size-complex="9pt" style:font-weight-complex="bold"/>
    </style:style>
    <style:style style:name="T3" style:family="text">
      <style:text-properties fo:color="#333333" style:font-name="Arial" fo:font-size="9pt" style:font-size-asian="9pt" style:font-size-complex="9pt"/>
    </style:style>
    <style:style style:name="T4" style:family="text">
      <style:text-properties fo:color="#333333" style:font-name="Arial" fo:font-size="9pt" style:font-size-asian="9pt" style:language-asian="en" style:country-asian="US" style:font-size-complex="9pt" style:language-complex="ar" style:country-complex="SA"/>
    </style:style>
    <style:style style:name="T5" style:family="text">
      <style:text-properties fo:color="#333333" style:font-name="Arial" fo:font-size="9pt" fo:font-style="italic" style:font-size-asian="9pt" style:font-style-asian="italic" style:font-size-complex="9pt"/>
    </style:style>
    <style:style style:name="T6" style:family="text">
      <style:text-properties fo:color="#800000" style:font-name="Arial" fo:font-size="9pt" fo:font-weight="bold" style:font-size-asian="9pt" style:font-weight-asian="bold" style:font-size-complex="9pt" style:font-weight-complex="bold"/>
    </style:style>
    <style:style style:name="T7" style:family="text">
      <style:text-properties fo:color="#800000" style:font-name="Arial" fo:font-size="9pt" style:font-size-asian="9pt" style:font-size-complex="9pt"/>
    </style:style>
    <style:style style:name="T8" style:family="text">
      <style:text-properties fo:color="#ff0000" style:font-name="Arial" fo:font-size="9pt" style:font-size-asian="9pt" style:font-size-complex="9pt"/>
    </style:style>
    <style:style style:name="T9" style:family="text">
      <style:text-properties fo:color="#ff3333" style:font-name="Arial" fo:font-size="9pt" style:font-size-asian="9pt" style:font-size-complex="9pt"/>
    </style:style>
    <style:style style:name="T10" style:family="text">
      <style:text-properties fo:color="#ff3333" style:font-name="Arial" fo:font-size="9pt" fo:font-weight="bold" style:font-size-asian="9pt" style:font-weight-asian="bold" style:font-size-complex="9pt" style:font-weight-complex="bold"/>
    </style:style>
    <style:style style:name="T11" style:family="text">
      <style:text-properties fo:color="#303942" style:font-name="Arial" fo:font-size="9pt" style:font-size-asian="9pt" style:font-size-complex="9pt"/>
    </style:style>
    <style:style style:name="T12" style:family="text">
      <style:text-properties fo:color="#000000" style:font-name="Arial" fo:font-size="9pt" style:font-name-asian="Consolas" style:font-size-asian="9pt" style:font-name-complex="Consolas" style:font-size-complex="9pt"/>
    </style:style>
    <style:style style:name="T13" style:family="text">
      <style:text-properties fo:color="#000000" style:font-name="Arial" fo:font-size="9pt" fo:font-weight="bold" style:font-name-asian="Consolas" style:font-size-asian="9pt" style:font-weight-asian="bold" style:font-name-complex="Consolas" style:font-size-complex="9pt" style:font-weight-complex="bold"/>
    </style:style>
    <style:style style:name="T14" style:family="text">
      <style:text-properties fo:color="#222222" style:font-name="Arial" fo:font-size="9pt" fo:font-weight="bold" style:font-size-asian="9pt" style:font-weight-asian="bold" style:font-size-complex="9pt"/>
    </style:style>
    <style:style style:name="T15" style:family="text">
      <style:text-properties fo:color="#222222" style:font-name="Arial" fo:font-size="9pt" fo:font-weight="bold" style:font-size-asian="9pt" style:font-weight-asian="bold" style:font-size-complex="9pt" style:font-weight-complex="bold"/>
    </style:style>
    <style:style style:name="T16" style:family="text">
      <style:text-properties fo:color="#222222" style:font-name="Arial" fo:font-size="9pt" style:font-size-asian="9pt" style:font-size-complex="9pt"/>
    </style:style>
    <style:style style:name="T17" style:family="text">
      <style:text-properties fo:color="#222222" style:font-name="Arial" fo:font-size="9pt" style:font-size-asian="9pt" style:language-asian="en" style:country-asian="US" style:font-size-complex="9pt" style:language-complex="ar" style:country-complex="SA"/>
    </style:style>
    <style:style style:name="T18" style:family="text">
      <style:text-properties fo:color="#888888" style:font-name="Arial" fo:font-size="9pt" style:font-size-asian="9pt" style:language-asian="en" style:country-asian="US" style:font-size-complex="9pt" style:language-complex="ar" style:country-complex="SA"/>
    </style:style>
    <style:style style:name="fr1" style:family="graphic" style:parent-style-name="Graphics">
      <style:graphic-properties style:vertical-pos="from-top" style:horizontal-pos="from-left" style:horizontal-rel="paragraph-content" fo:background-color="transparent" style:background-transparency="100%" fo:padding="0in" fo:border="0.0008in solid #eeeee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9846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346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846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346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846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346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846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346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846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1965in" fo:margin-left="0.196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1965in" fo:margin-left="0.196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xockets.io</text:p>
      <text:p text:style-name="P2">(XPages WebSockets setup guide)</text:p>
      <text:p text:style-name="P2"/>
      <text:list xml:id="list6136282411182612447" text:style-name="L1">
        <text:list-item>
          <text:p text:style-name="P32">Download the xockets.io zip file</text:p>
        </text:list-item>
        <text:list-item>
          <text:p text:style-name="P32">To just install the websocket dependencies import only the com.tc.websocket.updatesite into an update site database on your Domino / Xwork server</text:p>
        </text:list-item>
        <text:list-item>
          <text:p text:style-name="P36"><text:span text:style-name="Default_20_Paragraph_20_Font"><text:span text:style-name="T1">If you want to use TLS for secure network connections create a keystore.jks file from the command line</text:span></text:span><text:span text:style-name="Default_20_Paragraph_20_Font"><text:span text:style-name="T3"> </text:span></text:span><text:span text:style-name="Default_20_Paragraph_20_Font"><text:span text:style-name="T5">(</text:span></text:span><text:span text:style-name="Default_20_Paragraph_20_Font"><text:span text:style-name="T3">keytool -genkey -validity 3650 -keystore "keystore.jks" -storepass "storepassword" -keypass "keypassword" -alias</text:span></text:span><text:span text:style-name="Default_20_Paragraph_20_Font"><text:span text:style-name="T3"> "default" -dname "CN=127.0.0.1, OU=MyOrgUnit, O=MyOrg, L=MyCity, S=MyRegion, C=MyCountry")</text:span></text:span></text:p>
        </text:list-item>
        <text:list-item>
          <text:p text:style-name="P39">Store the keystore.jks file on the server</text:p>
        </text:list-item>
        <text:list-item>
          <text:p text:style-name="P39">Drop the chat.nsf on your server (sign and set anonymous to no access, default to author)</text:p>
        </text:list-item>
      </text:list>
      <text:list xml:id="list3722276912282495951" text:style-name="L2">
        <text:list-item>
          <text:list>
            <text:list-item>
              <text:p text:style-name="P40">see chat.js javascript for simple websocket client example.</text:p>
            </text:list-item>
            <text:list-item>
              <text:p text:style-name="P40">See fmchat for class notes web form chat client example</text:p>
            </text:list-item>
            <text:list-item>
              <text:p text:style-name="P40">see chat.xsp for xpage example</text:p>
            </text:list-item>
          </text:list>
        </text:list-item>
      </text:list>
      <text:list xml:id="list29231265" text:style-name="L1">
        <text:list-item>
          <text:p text:style-name="P39">Drop websocket.nsf on the root of your server (sign and set anonymous no access, default to author)</text:p>
        </text:list-item>
      </text:list>
      <text:list xml:id="list459535966292966782" text:style-name="L3">
        <text:list-item>
          <text:list>
            <text:list-item>
              <text:p text:style-name="P41">For the Broadcast Stock Data agent you will need to turn on the web task from the console (load web) should do it.</text:p>
            </text:list-item>
          </text:list>
        </text:list-item>
      </text:list>
      <text:list xml:id="list29226020" text:style-name="L1">
        <text:list-item>
          <text:p text:style-name="P39">Set java.policy file to allow all permissions (see below for sample working java.policy file)</text:p>
        </text:list-item>
      </text:list>
      <text:p text:style-name="P6"><text:tab/><text:tab/>// Standard extensions get all permissions by default</text:p>
      <text:p text:style-name="P22">grant codeBase "file:${java.home}/lib/ext/*" {</text:p>
      <text:p text:style-name="P22"><text:tab/>permission java.security.AllPermission;</text:p>
      <text:p text:style-name="P22">};</text:p>
      <text:p text:style-name="P22"/>
      <text:p text:style-name="P22">// default permissions granted to all domains</text:p>
      <text:p text:style-name="P22"/>
      <text:p text:style-name="P23">grant {</text:p>
      <text:p text:style-name="P23"><text:tab/>permission java.security.AllPermission;</text:p>
      <text:p text:style-name="P23">};</text:p>
      <text:p text:style-name="P22"/>
      <text:p text:style-name="P22">// Notes java code gets all permissions</text:p>
      <text:p text:style-name="P22"/>
      <text:p text:style-name="P22">grant codeBase "file:${notes.binary}/*" {</text:p>
      <text:p text:style-name="P22"><text:tab/>permission java.security.AllPermission;</text:p>
      <text:p text:style-name="P22">};</text:p>
      <text:p text:style-name="P22"/>
      <text:p text:style-name="P22">grant codeBase "file:${notes.binary}/rjext/*" {</text:p>
      <text:p text:style-name="P22"><text:tab/>permission java.security.AllPermission;</text:p>
      <text:p text:style-name="P22">};</text:p>
      <text:p text:style-name="P22"/>
      <text:p text:style-name="P22">grant codeBase "file:${notes.binary}/ndext/*" {</text:p>
      <text:p text:style-name="P22"><text:tab/>permission java.security.AllPermission;</text:p>
      <text:p text:style-name="P22">};</text:p>
      <text:p text:style-name="P22"/>
      <text:p text:style-name="P22"><text:soft-page-break/>grant codeBase "file:${notes.binary}/xsp/-" {</text:p>
      <text:p text:style-name="P22"><text:tab/>permission java.security.AllPermission;</text:p>
      <text:p text:style-name="P22">};</text:p>
      <text:p text:style-name="P22"/>
      <text:p text:style-name="P22">grant codeBase "file:${notes.binary}/osgi/-" {</text:p>
      <text:p text:style-name="P22"><text:tab/>permission java.security.AllPermission;</text:p>
      <text:p text:style-name="P22">};</text:p>
      <text:p text:style-name="P22"/>
      <text:p text:style-name="P22"/>
      <text:p text:style-name="P22"/>
      <text:p text:style-name="P6">8) <text:s/>NOTE: <text:s/>The notes.ini settings documented below can now be stored / referenced from a profile document in websocket.nsf (profile document settings will take precedence over notes.ini) (see actions menu in websocket.nsf)</text:p>
      <text:p text:style-name="P5"><text:span text:style-name="Default_20_Paragraph_20_Font"><text:span text:style-name="T4"/></text:span></text:p>
      <text:p text:style-name="P24"/>
      <text:p text:style-name="P5"><text:span text:style-name="Default_20_Paragraph_20_Font"><text:span text:style-name="T2">9) The following settings can be applied in the Config profile document of the websocket.nsf (</text:span></text:span><text:span text:style-name="Default_20_Paragraph_20_Font"><text:span text:style-name="T6">be sure to set readers field correctly)</text:span></text:span><text:span text:style-name="Default_20_Paragraph_20_Font"><text:span text:style-name="T2">, o</text:span></text:span><text:span text:style-name="Default_20_Paragraph_20_Font"><text:span text:style-name="T2">r the notes.ini</text:span></text:span></text:p>
      <text:list xml:id="list2335427811303299594" text:style-name="L4">
        <text:list-item>
          <text:p text:style-name="P33">WEBSOCKET_PORT=8889</text:p>
          <text:list>
            <text:list-item>
              <text:p text:style-name="P33">port you want to run the websocket server on.</text:p>
            </text:list-item>
          </text:list>
        </text:list-item>
        <text:list-item>
          <text:p text:style-name="P33">WEBSOCKET_MONITOR_QUEUE=true</text:p>
          <text:list>
            <text:list-item>
              <text:p text:style-name="P33">if the above is set to true, the threads that monitor the different queuing views in the websocket.nsf will be turned on.</text:p>
            </text:list-item>
          </text:list>
        </text:list-item>
        <text:list-item>
          <text:p text:style-name="P33">WEBSOCKET_TEST_MODE=false</text:p>
          <text:list>
            <text:list-item>
              <text:p text:style-name="P33">if the above is true, it opens up the DominoWebSocket server to direct testing (see project com.tc.websocket.tests).</text:p>
            </text:list-item>
          </text:list>
        </text:list-item>
        <text:list-item>
          <text:p text:style-name="P37"><text:span text:style-name="Default_20_Paragraph_20_Font"><text:span text:style-name="T1">WEBSOCKET_MAX_MSG_SIZE defaults to </text:span></text:span><text:span text:style-name="Default_20_Paragraph_20_Font"><text:span text:style-name="T3">1048576</text:span></text:span><text:span text:style-name="Default_20_Paragraph_20_Font"><text:span text:style-name="T1"> bytes</text:span></text:span></text:p>
          <text:list>
            <text:list-item>
              <text:p text:style-name="P37"><text:span text:style-name="Default_20_Paragraph_20_Font"><text:span text:style-name="T1">Maximum size for a json message. <text:s/></text:span></text:span><text:span text:style-name="Default_20_Paragraph_20_Font"><text:span text:style-name="T7">Unlimited size is no longer s</text:span></text:span><text:span text:style-name="Default_20_Paragraph_20_Font"><text:span text:style-name="T7">upported.</text:span></text:span></text:p>
            </text:list-item>
          </text:list>
        </text:list-item>
        <text:list-item>
          <text:p text:style-name="P33">WEBSOCKET_MAX_CONNECTIONS defaults to 200</text:p>
          <text:list>
            <text:list-item>
              <text:p text:style-name="P33">Maximum number of websocket connections allowed on a server. <text:s/>Once max is reached new websocket connections will be closed immediately.</text:p>
            </text:list-item>
          </text:list>
        </text:list-item>
        <text:list-item>
          <text:p text:style-name="P33">WEBSOCKET_ALLOWED_ORIGINS (comma delimited string) must be set to your allowed hosts (e.g. yoursite.com,yourothersite,com,mysite.com)</text:p>
          <text:list>
            <text:list-item>
              <text:p text:style-name="P33">Security measure to check the Origin http header of incoming requests. <text:s/>If the Origin doesn't match the allowed list, websocket connection will not be allowed. <text:s/></text:p>
            </text:list-item>
            <text:list-item>
              <text:p text:style-name="P33">If an asterisk is used, allows “ALL” origins (not recommended)</text:p>
            </text:list-item>
          </text:list>
        </text:list-item>
        <text:list-item>
          <text:p text:style-name="P33">WEBSOCKET_CLUSTERED defaults to false</text:p>
          <text:list>
            <text:list-item>
              <text:p text:style-name="P33">tells the plugin to turn on monitoring background threads</text:p>
            </text:list-item>
          </text:list>
        </text:list-item>
        <text:list-item>
          <text:p text:style-name="P33">WEBSOCKET_BROADCAST_SERVER=CN=mambler-mac-win/O=marksdev</text:p>
          <text:list>
            <text:list-item>
              <text:p text:style-name="P33">denotes the only server in the cluster that should process broadcast messages.</text:p>
            </text:list-item>
          </text:list>
        </text:list-item>
        <text:list-item>
          <text:p text:style-name="P33">WEBSOCKET_CLUSTERMATE_MONITOR=CN=centosdev/O=marksdev</text:p>
          <text:list>
            <text:list-item>
              <text:p text:style-name="P33">in the above, the current server monitors the status of centosdev</text:p>
            </text:list-item>
          </text:list>
        </text:list-item>
        <text:list-item>
          <text:p text:style-name="P33">WEBSOCKET_CLUSTERMATE_EXPIRATION=120</text:p>
          <text:list>
            <text:list-item>
              <text:p text:style-name="P33">tells the ClustermateMonitor when to start dropping users to offline status after N seconds</text:p>
            </text:list-item>
          </text:list>
        </text:list-item>
        <text:list-item>
          <text:p text:style-name="P33"><text:soft-page-break/>WEBSOCKET_PURGE_INTERVAL defaults to 900 sec</text:p>
          <text:list>
            <text:list-item>
              <text:p text:style-name="P33">instead of relying on agents to cleanup expired messages and users</text:p>
            </text:list-item>
          </text:list>
        </text:list-item>
      </text:list>
      <text:p text:style-name="P1"/>
      <text:p text:style-name="P7">***Security Related Settings***</text:p>
      <text:list xml:id="list29233380" text:continue-numbering="true" text:style-name="L4">
        <text:list-item>
          <text:p text:style-name="P42">WEBSOCKET_ENCRYPT=true</text:p>
          <text:list>
            <text:list-item>
              <text:p text:style-name="P42">tells the plugin that you want to use TLS encryption over the network</text:p>
            </text:list-item>
          </text:list>
        </text:list-item>
        <text:list-item>
          <text:p text:style-name="P42">WEBSOCKET_ALLOW_ANONYMOUS=false</text:p>
          <text:list>
            <text:list-item>
              <text:p text:style-name="P42">does not allow anonymous connections. Messages received by anonymous will be ignored, and connections dropped</text:p>
            </text:list-item>
          </text:list>
        </text:list-item>
        <text:list-item>
          <text:p text:style-name="P42">WEBSOCKET_KEYSTORE_PATH=C:\websocket-certs\keystore.jks</text:p>
          <text:list>
            <text:list-item>
              <text:p text:style-name="P42">if WEBSOCKET_ENCRYPT=true the above must be setup</text:p>
            </text:list-item>
          </text:list>
        </text:list-item>
        <text:list-item>
          <text:p text:style-name="P42">WEBSOCKET_KEY_PASSWORD=keypassword</text:p>
          <text:list>
            <text:list-item>
              <text:p text:style-name="P42">if WEBSOCKET_ENCRYPT=true the above must be setup</text:p>
            </text:list-item>
          </text:list>
        </text:list-item>
        <text:list-item>
          <text:p text:style-name="P42">WEBSOCKET_KEYSTORE_PASSWORD=storepassword</text:p>
          <text:list>
            <text:list-item>
              <text:p text:style-name="P42">if WEBSOCKET_ENCRYPT=true the above must be setup</text:p>
            </text:list-item>
          </text:list>
        </text:list-item>
        <text:list-item>
          <text:p text:style-name="P42">WEBSOCKET_KEYSTORE_TYPE=JKS</text:p>
          <text:list>
            <text:list-item>
              <text:p text:style-name="P42">if WEBSOCKET_ENCRYPT=true the above must be setup</text:p>
            </text:list-item>
          </text:list>
        </text:list-item>
        <text:list-item>
          <text:p text:style-name="P42">WEBSOCKET_USER (must be populated)</text:p>
          <text:list>
            <text:list-item>
              <text:p text:style-name="P42">All Domiono sessions created by the xockets.io server will use this Id</text:p>
            </text:list-item>
          </text:list>
        </text:list-item>
        <text:list-item>
          <text:p text:style-name="P42">WEBSOCKET_PASSWORD (must be populated)</text:p>
          <text:list>
            <text:list-item>
              <text:p text:style-name="P42">Password used for the WEBSOCKET_USER</text:p>
            </text:list-item>
          </text:list>
        </text:list-item>
        <text:list-item>
          <text:p text:style-name="P42">WEBSOCKET_FILTER=com.tc.websocket.filter,com.tc.websocket.filter.AllowedCharsFilter</text:p>
          <text:list>
            <text:list-item>
              <text:p text:style-name="P42">the above param allows for custom data filters on SocketMessage objects. <text:s/>See the above for an example</text:p>
            </text:list-item>
          </text:list>
        </text:list-item>
      </text:list>
      <text:p text:style-name="P1"/>
      <text:p text:style-name="P7">***Performance Related Settings (adjust the below according to your needs and server specs)***</text:p>
      <text:list xml:id="list29236214" text:continue-numbering="true" text:style-name="L4">
        <text:list-item>
          <text:p text:style-name="P33">WEBSOCKET_THREAD_COUNT defaults to 1</text:p>
          <text:list>
            <text:list-item>
              <text:p text:style-name="P33">used for the background operations (e.g. processing queues, user cleanup, purging old data etc)</text:p>
            </text:list-item>
          </text:list>
        </text:list-item>
        <text:list-item>
          <text:p text:style-name="P33">WEBSOCKET_EVENT_LOOP_THREADS defaults to 1</text:p>
          <text:list>
            <text:list-item>
              <text:p text:style-name="P33">Used to manage the event loop that processes incoming and outgoing websocket messages.</text:p>
            </text:list-item>
          </text:list>
        </text:list-item>
        <text:list-item>
          <text:p text:style-name="P33">WEBSOCKET_SEND_BUFFER defaults to 16384 bytes</text:p>
          <text:list>
            <text:list-item>
              <text:p text:style-name="P33">Buffer for outbound websocket messages</text:p>
            </text:list-item>
          </text:list>
        </text:list-item>
        <text:list-item>
          <text:p text:style-name="P33">WEBSOCKET_RECEIVE_BUFFER defaults to 16384</text:p>
          <text:list>
            <text:list-item>
              <text:p text:style-name="P33">Buffer for inbound websocket messages</text:p>
            </text:list-item>
          </text:list>
        </text:list-item>
        <text:list-item>
          <text:p text:style-name="P33">WEBSOCKET_COMPRESSION_ENABLED defaults to false</text:p>
          <text:list>
            <text:list-item>
              <text:p text:style-name="P33">If supported by the user agent (browser / client), the server will attempt to compress the websocket message</text:p>
            </text:list-item>
            <text:list-item>
              <text:p text:style-name="P37"><text:span text:style-name="Default_20_Paragraph_20_Font"><text:span text:style-name="T7">Note</text:span></text:span><text:span text:style-name="Default_20_Paragraph_20_Font"><text:span text:style-name="T1">: <text:s/>during testing when compression was turned on it seemed to consume more memory than off. <text:s/>Depending on your message size you may want to consider keeping this turned off.</text:span></text:span></text:p>
            </text:list-item>
          </text:list>
        </text:list-item>
        <text:list-item>
          <text:p text:style-name="P33">WEBSOCKET_NATIVE_TRANSPORT defaults to false</text:p>
          <text:list>
            <text:list-item>
              <text:p text:style-name="P43">If enabled, and the OS is Linux, native transport will be used. <text:s/>Reduces GC overhead as memory can <text:soft-page-break/>be reclaimed much faster than the NIO transport.</text:p>
            </text:list-item>
          </text:list>
        </text:list-item>
      </text:list>
      <text:p text:style-name="P1"/>
      <text:p text:style-name="P5"><text:span text:style-name="Default_20_Paragraph_20_Font"><text:span text:style-name="T8">***Proxy related settings*** (see my blog for more info)</text:span></text:span></text:p>
      <text:list xml:id="list29255812" text:continue-numbering="true" text:style-name="L4">
        <text:list-item>
          <text:p text:style-name="P33">WEBSOCKET_PORT</text:p>
          <text:list>
            <text:list-item>
              <text:p text:style-name="P33">This is the port used for both websocket and http/s requests.</text:p>
            </text:list-item>
          </text:list>
        </text:list-item>
        <text:list-item>
          <text:p text:style-name="P33">WEBSOCKET_PROXY_BACKEND_HOST</text:p>
          <text:list>
            <text:list-item>
              <text:p text:style-name="P33">Usually set to 127.0.0.1</text:p>
            </text:list-item>
          </text:list>
        </text:list-item>
        <text:list-item>
          <text:p text:style-name="P33">WEBSOCKET_PROXY_BACKEND_PORT </text:p>
          <text:list>
            <text:list-item>
              <text:p text:style-name="P33">This is the port Domino’s http server is listening to</text:p>
            </text:list-item>
          </text:list>
        </text:list-item>
        <text:list-item>
          <text:p text:style-name="P33">WEBSOCKET_REDIRECT_PORTS </text:p>
          <text:list>
            <text:list-item>
              <text:p text:style-name="P33">Redirects one or more ports to the WEBSOCKET_PORT on that host (usually set to 80 to route to port 443)</text:p>
            </text:list-item>
          </text:list>
        </text:list-item>
      </text:list>
      <text:p text:style-name="P1"/>
      <text:p text:style-name="P1"/>
      <text:p text:style-name="P4"/>
      <text:p text:style-name="P4">example notes.ini params:</text:p>
      <text:p text:style-name="P8">#this setting is exremely important to ensure proper loading of the websocket plugin.</text:p>
      <text:p text:style-name="P1">XPagesPreload=1</text:p>
      <text:p text:style-name="P1">XPagesPreloadDB=websocket.nsf</text:p>
      <text:p text:style-name="P4"/>
      <text:p text:style-name="P4">Below are my current settings for localhost/dev (can be dropped into profile, or notes.ini)</text:p>
      <text:p text:style-name="P4"/>
      <text:p text:style-name="P9">#start websocket settings</text:p>
      <text:p text:style-name="P9">WEBSOCKET_PORT=8889</text:p>
      <text:p text:style-name="P9">#username used for server-side operations (e.g. agent signer)</text:p>
      <text:p text:style-name="P9">WEBSOCKET_USER=admin</text:p>
      <text:p text:style-name="P9">WEBSOCKET_PASSWORD=xxxxxx</text:p>
      <text:p text:style-name="P9">#debug/test settings</text:p>
      <text:p text:style-name="P9">WEBSOCKET_DEBUG=false</text:p>
      <text:p text:style-name="P9">WEBSOCKET_TEST_MODE=true</text:p>
      <text:p text:style-name="P9">WEBSOCKET_MAX_MSG_SIZE=15977336</text:p>
      <text:p text:style-name="P9">#security settings</text:p>
      <text:p text:style-name="P9">#WEBSOCKET_FILTER=com.tc.websocket.filter,com.tc.websocket.filter.AllowedCharsFilter</text:p>
      <text:p text:style-name="P9">WEBSOCKET_ALLOW_ANONYMOUS=true</text:p>
      <text:p text:style-name="P9">WEBSOCKET_THREAD_COUNT=1</text:p>
      <text:p text:style-name="P9">WEBSOCKET_EVENT_LOOP_THREADS=2</text:p>
      <text:p text:style-name="P9">WEBSOCKET_MAX_CONNECTIONS=8000</text:p>
      <text:p text:style-name="P9">WEBSOCKET_ALLOWED_ORIGINS=*</text:p>
      <text:p text:style-name="P9">#network encryption settings</text:p>
      <text:p text:style-name="P9">WEBSOCKET_ENCRYPT=false</text:p>
      <text:p text:style-name="P9">WEBSOCKET_KEYSTORE_PATH=C:/websocket-certs/websocket2.jks</text:p>
      <text:p text:style-name="P9">WEBSOCKET_KEY_PASSWORD=xxxxxx</text:p>
      <text:p text:style-name="P9">WEBSOCKET_KEYSTORE_PASSWORD=xxxxxx</text:p>
      <text:p text:style-name="P9"><text:soft-page-break/>WEBSOCKET_KEYSTORE_TYPE=JKS</text:p>
      <text:p text:style-name="P9">WEBSOCKET_COMPRESSION_ENABLED=false</text:p>
      <text:p text:style-name="P9">WEBSOCKET_SEND_BUFFER=16384</text:p>
      <text:p text:style-name="P9">WEBSOCKET_RECEIVE_BUFFER=16384</text:p>
      <text:p text:style-name="P1"/>
      <text:p text:style-name="P1"/>
      <text:p text:style-name="P4">Available Command Line Operations:</text:p>
      <text:list xml:id="list5793791959209477231" text:style-name="L5">
        <text:list-item>
          <text:p text:style-name="P38"><text:span text:style-name="Default_20_Paragraph_20_Font"><text:span text:style-name="T1">tell http osgi websocket stop <text:s/></text:span></text:span><text:span text:style-name="Default_20_Paragraph_20_Font"><text:span text:style-name="T1"><text:s/></text:span></text:span><text:span text:style-name="Default_20_Paragraph_20_Font"><text:span text:style-name="T9">(Run this prior to terminating http to avoid server crashes. <text:s/>This command will terminate the threads cleanly)</text:span></text:span></text:p>
        </text:list-item>
        <text:list-item>
          <text:p text:style-name="P34">tell http osgi websocket start</text:p>
        </text:list-item>
        <text:list-item>
          <text:p text:style-name="P34">tell http osgi websocket count <text:s text:c="3"/>(gets the current count of websockets on the current server)</text:p>
        </text:list-item>
        <text:list-item>
          <text:p text:style-name="P34">tell http osgi websocket count-all <text:s text:c="3"/>(gets the count of all the websockets across a cluster)</text:p>
        </text:list-item>
        <text:list-item>
          <text:p text:style-name="P34">tell http osgi websocket show-all-users <text:s text:c="2"/>(shows all users currently using a websocket across a cluster)</text:p>
        </text:list-item>
        <text:list-item>
          <text:p text:style-name="P34">tell http osgi websocket show-users <text:s text:c="3"/>(shows users on current server)</text:p>
          <text:list>
            <text:list-item>
              <text:p text:style-name="P45"/>
            </text:list-item>
          </text:list>
        </text:list-item>
      </text:list>
      <text:p text:style-name="P1"/>
      <text:p text:style-name="P4">Other notes about security and the browsers:</text:p>
      <text:p text:style-name="P5"><text:span text:style-name="Default_20_Paragraph_20_Font"><text:span text:style-name="T9">If you are using a self-signed cert (i.e. using process from above), be sure to copy and paste the websocket url into the address bar of the browser, and alter the wss:// to https://, and hit enter. <text:s/>That will </text:span></text:span><text:span text:style-name="Default_20_Paragraph_20_Font"><text:span text:style-name="T9">force the browser to prompt <text:s/>you to add an exception for the cert. <text:s/>(i.e. </text:span></text:span><text:span text:style-name="Default_20_Paragraph_20_Font"><text:span text:style-name="T10">wss://</text:span></text:span><text:span text:style-name="Default_20_Paragraph_20_Font"><text:span text:style-name="T9">mambler-mac-win:8889/DD469405D2D13674C7AE2C0D5BCB9662DE57D84F to </text:span></text:span><text:a xlink:type="simple" xlink:href="https://mambler-mac-win:8889/DD469405D2D13674C7AE2C0D5BCB9662DE57D84F" office:target-frame-name="_top" xlink:show="replace" text:style-name="Internet_20_link" text:visited-style-name="Visited_20_Internet_20_Link"><text:span text:style-name="Default_20_Paragraph_20_Font"><text:span text:style-name="T10">https://</text:span></text:span></text:a><text:a xlink:type="simple" xlink:href="https://mambler-mac-win:8889/DD469405D2D13674C7AE2C0D5BCB9662DE57D84F" office:target-frame-name="_top" xlink:show="replace" text:style-name="Internet_20_link" text:visited-style-name="Visited_20_Internet_20_Link"><text:span text:style-name="Default_20_Paragraph_20_Font"><text:span text:style-name="T1">mambler-mac-win:8889/DD469405D2D13674C7AE2C0D5BCB9662DE57D84F</text:span></text:span></text:a><text:span text:style-name="Default_20_Paragraph_20_Font"><text:span text:style-name="T9">). <text:s/>With Chrome I noticed that I had to do this every time I restarted the browser. <text:s/>FireFox persisted the exception. <text:s/>After</text:span></text:span><text:span text:style-name="Default_20_Paragraph_20_Font"><text:span text:style-name="T9"> doing this you may need to restart http on the domino server, then refresh the browser to chat.nsf url.</text:span></text:span></text:p>
      <text:p text:style-name="P1"/>
      <text:p text:style-name="P1"/>
      <text:p text:style-name="P4">Setup XPage / Domino WebSockets with a valid Certificate</text:p>
      <text:p text:style-name="P1">Recently, I was approached by another XPager to help setup TLS / SSL using a valid certificate (preferably re-use the same cert as the Domino https server) for XPage WebSockets. <text:s/>As usual, something that seemed "easy" took a bit longer than expected to research, cycle through, and solve. <text:s/>The below set of steps assumes you have the private key, issued certificate, and the CA's root and intermediate certificate that you are already using on your Domino server, and that you have OpenSSL, and Java installed.</text:p>
      <text:p text:style-name="P1"/>
      <text:p text:style-name="P1">1) Issue an openssl command to convert the certs into a .p12 store (make sure you start cmd prompt as admin, and record the password you provide)</text:p>
      <text:p text:style-name="P1"/>
      <text:p text:style-name="P1">openssl pkcs12 -export -name {youralias} -in {yourcertificate} -inkey {yourprivatekey} -out {yourp12file}</text:p>
      <text:p text:style-name="P1"/>
      <text:p text:style-name="P1">2) <text:s/>Convert PKCS12 keystore into a JKS keystore</text:p>
      <text:p text:style-name="P1"/>
      <text:p text:style-name="P1">keytool -importkeystore -destkeystore {yourkeystore.jks} -srckeystore {yourp12file} -srcstoretype pkcs12 -alias {youralias}</text:p>
      <text:p text:style-name="P1"/>
      <text:p text:style-name="P1">3) Import the root, and intermediate certificates (run command once per file)</text:p>
      <text:p text:style-name="P1"/>
      <text:p text:style-name="P1"><text:soft-page-break/>keytool -import -alias {use-adifferent-alias-for-each-file} -file {certfile} -keystore {yourkeystore.jks}</text:p>
      <text:p text:style-name="P1"/>
      <text:p text:style-name="P1">4) Drop the .jks file into the target directory referenced in your server's notes.ini</text:p>
      <text:p text:style-name="P1"/>
      <text:p text:style-name="P1">5) Make sure the notes.ini is setup to use encryption over the wire (see below)</text:p>
      <text:p text:style-name="P1"/>
      <text:p text:style-name="P1">WEBSOCKET_ENCRYPT=true</text:p>
      <text:p text:style-name="P1">WEBSOCKET_KEYSTORE_PATH=C:\websocket-certs\websocket.jks</text:p>
      <text:p text:style-name="P1">WEBSOCKET_KEY_PASSWORD=*******</text:p>
      <text:p text:style-name="P1">WEBSOCKET_KEYSTORE_PASSWORD=*******</text:p>
      <text:p text:style-name="P1">WEBSOCKET_KEYSTORE_TYPE=JKS</text:p>
      <text:p text:style-name="P1"/>
      <text:p text:style-name="P1">Below are the commands I used to setup my local server. <text:s/>I used StartSSL's free certificates when setting this up.</text:p>
      <text:p text:style-name="P1"/>
      <text:p text:style-name="P1">openssl pkcs12 -export -name tekcounsel -in 2_tekcounsel.net.crt -inkey private.key -out keystore.p12</text:p>
      <text:p text:style-name="P1"/>
      <text:p text:style-name="P1">keytool -importkeystore -destkeystore websocket.jks -srckeystore keystore.p12 -srcstoretype pkcs12 -alias tekcounsel</text:p>
      <text:p text:style-name="P1"/>
      <text:p text:style-name="P1">keytool -import -alias websocket_cert -file {certfile} -keystore websocket.jks</text:p>
      <text:p text:style-name="P1"/>
      <text:p text:style-name="P1"/>
      <text:p text:style-name="P4">Scale:</text:p>
      <text:p text:style-name="P1">During local testing the server scaled up to 15000 websocket connections without any issues so long as the messages were small (around 300kb), and adequate memory was allocated to the heap (8192M). <text:s/>Most of the “normal” testing was used with around 8000 users / websocket connections with a heap of 4096M. <text:s/>Scale has been dramatically improved by using the Netty libraries since the prior release.<text:tab/></text:p>
      <text:p text:style-name="P1"/>
      <text:p text:style-name="P4">Browser Info:</text:p>
      <text:p text:style-name="P5"><text:span text:style-name="Default_20_Paragraph_20_Font"><text:span text:style-name="T1">Load up the chat application in</text:span></text:span><text:span text:style-name="Default_20_Paragraph_20_Font"><text:span text:style-name="T1"> two separate browsers that support websockets. <text:s/>I did local testing with chrome </text:span></text:span><text:span text:style-name="Default_20_Paragraph_20_Font"><text:span text:style-name="T11">Version 33.0.1750.154 m, and FireFox 27.0</text:span></text:span></text:p>
      <text:p text:style-name="P13"/>
      <text:p text:style-name="P13"/>
      <text:p text:style-name="P14">REST APIs (see chat.ntf classic notes web form example, add websocket to the Domino Access Services)</text:p>
      <text:p text:style-name="P10">POST request to register user (responds with a list of all on line users, and the websocketurl)</text:p>
      <text:p text:style-name="P5"><text:a xlink:type="simple" xlink:href="http://192.168.0.127/chat.nsf/api/websocket/v1/registeruser" office:target-frame-name="_top" xlink:show="replace" text:style-name="Internet_20_link" text:visited-style-name="Visited_20_Internet_20_Link"><text:span text:style-name="Default_20_Paragraph_20_Font"><text:span text:style-name="T12">/api/websocket/v1/registeruser</text:span></text:span></text:a></text:p>
      <text:p text:style-name="P12"/>
      <text:p text:style-name="P5"><text:span text:style-name="Default_20_Paragraph_20_Font"><text:span text:style-name="T13">POST request to undo user registration (responds with simple success code)</text:span></text:span><text:span text:style-name="Default_20_Paragraph_20_Font"><text:span text:style-name="T12"><text:line-break/></text:span></text:span><text:a xlink:type="simple" xlink:href="http://192.168.0.127/chat.nsf/api/websocket/v1/removeuser" office:target-frame-name="_top" xlink:show="replace" text:style-name="Internet_20_link" text:visited-style-name="Visited_20_Internet_20_Link"><text:span text:style-name="Default_20_Paragraph_20_Font"><text:span text:style-name="T1">/api/websocket/v1/removeuser</text:span></text:span></text:a></text:p>
      <text:p text:style-name="P12"/>
      <text:p text:style-name="P10">GET request to pull the online users:</text:p>
      <text:p text:style-name="P5"><text:span text:style-name="Default_20_Paragraph_20_Font"><text:span text:style-name="T12">/</text:span></text:span><text:a xlink:type="simple" xlink:href="http://192.168.0.127/chat.nsf/api/websocket/v1/onlineusers" office:target-frame-name="_top" xlink:show="replace" text:style-name="Internet_20_link" text:visited-style-name="Visited_20_Internet_20_Link"><text:span text:style-name="Default_20_Paragraph_20_Font"><text:span text:style-name="T1">api/websocket/v1/onlineusers</text:span></text:span></text:a></text:p>
      <text:p text:style-name="P12"/>
      <text:p text:style-name="P10">GET request to pull the correct websocketurl:</text:p>
      <text:p text:style-name="P5"><text:a xlink:type="simple" xlink:href="http://192.168.0.127/chat.nsf/api/websocket/v1/websocketurl" office:target-frame-name="_top" xlink:show="replace" text:style-name="Internet_20_link" text:visited-style-name="Visited_20_Internet_20_Link"><text:span text:style-name="Default_20_Paragraph_20_Font"><text:span text:style-name="T12">/api/websocket/v1/websocketurl</text:span></text:span></text:a></text:p>
      <text:p text:style-name="P12"><text:soft-page-break/></text:p>
      <text:p text:style-name="P10">POST request to send a socket message to an online user:</text:p>
      <text:p text:style-name="P5"><text:span text:style-name="Default_20_Paragraph_20_Font"><text:span text:style-name="T12">/</text:span></text:span><text:a xlink:type="simple" xlink:href="http://192.168.0.127/chat.nsf/api/websocket/v1/sendmessage" office:target-frame-name="_top" xlink:show="replace" text:style-name="Internet_20_link" text:visited-style-name="Visited_20_Internet_20_Link"><text:span text:style-name="Default_20_Paragraph_20_Font"><text:span text:style-name="T1">api/websocket/v1/sendmessage</text:span></text:span></text:a></text:p>
      <text:p text:style-name="P12"/>
      <text:p text:style-name="P10">GET request to send a simple websocket message:</text:p>
      <text:p text:style-name="P5"><text:span text:style-name="Default_20_Paragraph_20_Font"><text:span text:style-name="T12">/</text:span></text:span><text:a xlink:type="simple" xlink:href="http://192.168.0.127/chat.nsf/api/websocket/v1/sendsimple?from" office:target-frame-name="_top" xlink:show="replace" text:style-name="Internet_20_link" text:visited-style-name="Visited_20_Internet_20_Link"><text:span text:style-name="Default_20_Paragraph_20_Font"><text:span text:style-name="T1">api/websocket/v1/sendsimple?from</text:span></text:span></text:a><text:span text:style-name="Default_20_Paragraph_20_Font"><text:span text:style-name="T12">={from}&amp;to={to}&amp;text={text}</text:span></text:span></text:p>
      <text:p text:style-name="P12"/>
      <text:p text:style-name="P10">GET request to pull in the latest message for a user (user cannot have an open websocket connection)</text:p>
      <text:p text:style-name="P5"><text:span text:style-name="Default_20_Paragraph_20_Font"><text:span text:style-name="T12">/</text:span></text:span><text:a xlink:type="simple" xlink:href="http://192.168.0.127/chat.nsf/api/websocket/v1/latestmessage" office:target-frame-name="_top" xlink:show="replace" text:style-name="Internet_20_link" text:visited-style-name="Visited_20_Internet_20_Link"><text:span text:style-name="Default_20_Paragraph_20_Font"><text:span text:style-name="T1">api/websocket/v1/latestmessage</text:span></text:span></text:a></text:p>
      <text:p text:style-name="P12"/>
      <text:p text:style-name="P10">GET request to pull in all the pending messages for a user (user cannot have an open websocket connection)</text:p>
      <text:p text:style-name="P12">/api/websocket/v1/messages</text:p>
      <text:p text:style-name="P15"/>
      <text:p text:style-name="P11">Other info about REST API (check out the below)</text:p>
      <text:list xml:id="list1589496466562833758" text:style-name="L6">
        <text:list-item>
          <text:p text:style-name="P44">com.tc.websocket.tests</text:p>
        </text:list-item>
        <text:list-item>
          <text:p text:style-name="P44">Domino wiki on how to setup REST services on domino,</text:p>
        </text:list-item>
        <text:list-item>
          <text:p text:style-name="P44">websocketbean.js in chat.ntf</text:p>
        </text:list-item>
      </text:list>
      <text:p text:style-name="P1"/>
      <text:p text:style-name="P1"/>
      <text:p text:style-name="P1"/>
      <text:p text:style-name="P1"/>
      <text:p text:style-name="P4">RequestURI Routing Path:</text:p>
      <text:p text:style-name="P25"><text:s/>send targeted websocket messages to users on a specific page to render system / log data on a dashboard to monitor the client state. <text:s/>I don't want users getting socket messages in an app that is expecting a different type of socket message data. <text:s/>As a result of this need, I've gone ahead and updated the Domino Websocket plugin to include support for routing messages based on the user's request URI and role. <text:s/>Below are a few examples of the routing that can be achieved with a simple string in the "to" attribute of the socket message from any of your websocket enabled applications. <text:s/>See the chat.ntf application for a working copy of the samples below.</text:p>
      <text:p text:style-name="P25">/chat.nsf*[mgr]    (sends to everyone in the chat application with [mgr] role)</text:p>
      <text:p text:style-name="P25">/chat.nsf/chat.xsp[mgr],[admin]  (sends to everyone on the specific chat.xsp page with the [mgr] or [admin] role)</text:p>
      <text:p text:style-name="P25">/chat.nsf  (sends to anyone on the default page of chat.nsf)</text:p>
      <text:p text:style-name="P25">/chat.nsf* (sends to everyone on any page/xpage in chat.nsf)</text:p>
      <text:p text:style-name="P26"><text:span text:style-name="Default_20_Paragraph_20_Font"><text:span text:style-name="T15">/c</text:span></text:span><text:span text:style-name="Default_20_Paragraph_20_Font"><text:span text:style-name="T15">hat.nsf/chat.xsp/CN=admin admin/O=marksdev (send direct message to user admin admin on page chat.xsp)</text:span></text:span><text:span text:style-name="Default_20_Paragraph_20_Font"><text:span text:style-name="T16"><text:line-break/></text:span></text:span><text:span text:style-name="Default_20_Paragraph_20_Font"><text:span text:style-name="T16">The request URI is also stored with the user profile created when the websocket session is established, to allow for more complex querying by background a</text:span></text:span><text:span text:style-name="Default_20_Paragraph_20_Font"><text:span text:style-name="T16">gents, SSJS, or Java (see Users by URI view in websocket.ntf).</text:span></text:span></text:p>
      <text:p text:style-name="P4"/>
      <text:p text:style-name="P4"/>
      <text:p text:style-name="P4"/>
      <text:p text:style-name="P4"/>
      <text:p text:style-name="P4"/>
      <text:p text:style-name="P4"/>
      <text:p text:style-name="P4"/>
      <text:p text:style-name="P4"><text:soft-page-break/>SSJS Websocket Client</text:p>
      <text:p text:style-name="P16">developers will be able to register SSJS libraries to consume / intercept websocket client events via simple API call.  NOTE:  The SSJS is compiled and executed under the Rhino scripting engine, not the XPages version of SSJS.  There are some syntax differences you need to be aware of, namely type declarations (i.e. var str:String = "some string" will not compile must only be var str="some string").  Be sure to omit them when writing SSJS for websockets.  Below are the steps required to register a script library with the websocket plugin:</text:p>
      <text:p text:style-name="P19"/>
      <text:p text:style-name="P19"/>
      <text:p text:style-name="P18">1) Create your SSJS script library websocket client (must be of type SSJS when creating lib in designer)</text:p>
      <text:p text:style-name="P3"/>
      <text:p text:style-name="P21"><text:span text:style-name="Default_20_Paragraph_20_Font"><text:span text:style-name="T18"><draw:frame draw:style-name="fr1" draw:name="graphics2" text:anchor-type="as-char" svg:y="0in" svg:width="6.6665in" style:rel-width="scale" svg:height="6.1874in" style:rel-height="scale" draw:z-index="0"><draw:image xlink:href="https://3.bp.blogspot.com/-tAd4LU4N1hE/VGODmLk-fqI/AAAAAAAAAK8/TaIn79OHIXA/s640/ssjs-socket-client.PNG" xlink:type="simple" xlink:show="embed" xlink:actuate="onLoad"/></draw:frame></text:span></text:span></text:p>
      <text:p text:style-name="P3"/>
      <text:p text:style-name="P29">Below is the output from the SSJS client to any users on /chat.nsf</text:p>
      <text:p text:style-name="P21"><text:soft-page-break/><text:span text:style-name="Default_20_Paragraph_20_Font"><text:span text:style-name="T18"><draw:frame draw:style-name="fr1" draw:name="graphics3" text:anchor-type="as-char" svg:y="0in" svg:width="6.6665in" style:rel-width="scale" svg:height="3.1457in" style:rel-height="scale" draw:z-index="1"><draw:image xlink:href="https://1.bp.blogspot.com/-cid9xDe5LFI/VGNvOhal7CI/AAAAAAAAAKg/qsS3T8UmCPI/s640/ssjs-response.PNG" xlink:type="simple" xlink:show="embed" xlink:actuate="onLoad"/></draw:frame></text:span></text:span></text:p>
      <text:p text:style-name="P18"/>
      <text:p text:style-name="P18">2) Register your Rhino compliant SSJS lib a few... via SSJS API call (username, password only supported from API)</text:p>
      <text:p text:style-name="P30"><text:a xlink:type="simple" xlink:href="http://2.bp.blogspot.com/-8WBkF0ntLCw/VGFdNUMLkyI/AAAAAAAAAJI/yGjsdMyhfoI/s1600/add-socket-event-listener.PNG" office:target-frame-name="_top" xlink:show="replace" text:style-name="Internet_20_link" text:visited-style-name="Visited_20_Internet_20_Link"><text:span text:style-name="Default_20_Paragraph_20_Font"><text:span text:style-name="T1"><text:line-break/></text:span></text:span></text:a><text:span text:style-name="Default_20_Paragraph_20_Font"><text:span text:style-name="T18"><draw:frame draw:style-name="fr1" draw:name="graphics4" text:anchor-type="as-char" svg:y="0in" svg:width="6.8228in" style:rel-width="scale" svg:height="1.1043in" style:rel-height="scale" draw:z-index="2"><draw:image xlink:href="http://2.bp.blogspot.com/-8WBkF0ntLCw/VGFdNUMLkyI/AAAAAAAAAJI/yGjsdMyhfoI/s1600/add-socket-event-listener.PNG" xlink:type="simple" xlink:show="embed" xlink:actuate="onLoad"/></draw:frame></text:span></text:span></text:p>
      <text:p text:style-name="P20"><text:span text:style-name="Default_20_Paragraph_20_Font"><text:span text:style-name="T17"/></text:span></text:p>
      <text:p text:style-name="P19"/>
      <text:p text:style-name="P19"/>
      <text:p text:style-name="P18">or</text:p>
      <text:p text:style-name="P29">command line</text:p>
      <text:p text:style-name="P21"><text:span text:style-name="Default_20_Paragraph_20_Font"><text:span text:style-name="T18"><draw:frame draw:style-name="fr1" draw:name="graphics5" text:anchor-type="as-char" svg:y="0in" svg:width="6.6665in" style:rel-width="scale" svg:height="0.75in" style:rel-height="scale" draw:z-index="3"><draw:image xlink:href="http://2.bp.blogspot.com/-rpvBITxr-hs/VGFhPP2-I9I/AAAAAAAAAJo/5uNzx0N9zgw/s1600/register-script.PNG" xlink:type="simple" xlink:show="embed" xlink:actuate="onLoad"/></draw:frame></text:span></text:span></text:p>
      <text:p text:style-name="P17"/>
      <text:p text:style-name="P17"/>
      <text:p text:style-name="P17"/>
      <text:p text:style-name="P18">(note that * covers all events onOpen, onMessage, onClose, and onError)</text:p>
      <text:p text:style-name="P19"/>
      <text:p text:style-name="P19"/>
      <text:p text:style-name="P28">A few other important notes about the default objects in scope of your script(s):</text:p>
      <text:list xml:id="list1916482371470803871" text:style-name="L7">
        <text:list-item>
          <text:p text:style-name="P46"><text:span text:style-name="Default_20_Paragraph_20_Font"><text:span text:style-name="T14">session</text:span></text:span><text:span text:style-name="Default_20_Paragraph_20_Font"><text:span text:style-name="T16"> (uses server's Id, so make sure the server has appropriate rights to the target nsf housing the script lib)</text:span></text:span></text:p>
        </text:list-item>
        <text:list-item>
          <text:p text:style-name="P46"><text:span text:style-name="Default_20_Paragraph_20_Font"><text:span text:style-name="T14">websocketClient  </text:span></text:span><text:span text:style-name="Default_20_Paragraph_20_Font"><text:span text:style-name="T16">(you can use this object to send messages out in response to incoming</text:span></text:span><text:span text:style-name="Default_20_Paragraph_20_Font"><text:span text:style-name="T16"> events)</text:span></text:span></text:p>
        </text:list-item>
        <text:list-item>
          <text:p text:style-name="P46"><text:span text:style-name="Default_20_Paragraph_20_Font"><text:span text:style-name="T14">event </text:span></text:span><text:span text:style-name="Default_20_Paragraph_20_Font"><text:span text:style-name="T16">(just the name of the event onOpen, onClose, onMessage, onError)</text:span></text:span></text:p>
        </text:list-item>
        <text:list-item>
          <text:p text:style-name="P46"><text:span text:style-name="Default_20_Paragraph_20_Font"><text:span text:style-name="T14">socketMessage </text:span></text:span><text:span text:style-name="Default_20_Paragraph_20_Font"><text:span text:style-name="T16">is only available via onMessage event</text:span></text:span></text:p>
        </text:list-item>
        <text:list-item>
          <text:p text:style-name="P48"><text:span text:style-name="Default_20_Paragraph_20_Font"><text:span text:style-name="T14">bundleUtils  </text:span></text:span><text:span text:style-name="Default_20_Paragraph_20_Font"><text:span text:style-name="T16">(facilitates accessing specific OSGi plugins in the XPage runtime see print method in above code, target class </text:span></text:span><text:span text:style-name="Default_20_Paragraph_20_Font"><text:span text:style-name="T16">must use no arg constructor)</text:span></text:span></text:p>
        </text:list-item>
        <text:list-item>
          <text:p text:style-name="P48"><text:soft-page-break/><text:span text:style-name="Default_20_Paragraph_20_Font"><text:span text:style-name="T15">cache</text:span></text:span><text:span text:style-name="Default_20_Paragraph_20_Font"><text:span text:style-name="T16"> (SystemCache reference that is class scoped (e.g. every instance has access, so be careful about your cache key))</text:span></text:span></text:p>
        </text:list-item>
      </text:list>
      <text:p text:style-name="P27"><text:span text:style-name="Default_20_Paragraph_20_Font"><text:span text:style-name="T16"><text:line-break/></text:span></text:span><text:span text:style-name="Default_20_Paragraph_20_Font"><text:span text:style-name="T14">New Command line options:</text:span></text:span></text:p>
      <text:list xml:id="list2189048055088376250" text:style-name="L8">
        <text:list-item>
          <text:p text:style-name="P47"><text:span text:style-name="Default_20_Paragraph_20_Font"><text:span text:style-name="T14">register-script</text:span></text:span><text:span text:style-name="Default_20_Paragraph_20_Font"><text:span text:style-name="T16"> (takes four arguments </text:span></text:span><text:span text:style-name="Default_20_Paragraph_20_Font"><text:span text:style-name="T14">host uri event scriptpath</text:span></text:span><text:span text:style-name="Default_20_Paragraph_20_Font"><text:span text:style-name="T16">)</text:span></text:span></text:p>
        </text:list-item>
        <text:list-item>
          <text:p text:style-name="P47"><text:span text:style-name="Default_20_Paragraph_20_Font"><text:span text:style-name="T14">reload-scripts</text:span></text:span><text:span text:style-name="Default_20_Paragraph_20_Font"><text:span text:style-name="T16"> (takes no arguments and reloads from source nsf and re-compiles all scripts)</text:span></text:span></text:p>
        </text:list-item>
        <text:list-item>
          <text:p text:style-name="P47"><text:span text:style-name="Default_20_Paragraph_20_Font"><text:span text:style-name="T14">show-scripts  </text:span></text:span><text:span text:style-name="Default_20_Paragraph_20_Font"><text:span text:style-name="T16">(takes no arguments, renders all the registered scripts)</text:span></text:span></text:p>
        </text:list-item>
        <text:list-item>
          <text:p text:style-name="P49"><text:span text:style-name="Default_20_Paragraph_20_Font"><text:span text:style-name="T14">remove-script</text:span></text:span><text:span text:style-name="Default_20_Paragraph_20_Font"><text:span text:style-name="T16"> (takes one argument that is the path to the lib i.e. /chat.nsf/scriptlib)</text:span></text:span></text:p>
        </text:list-item>
      </text:list>
      <text:p text:style-name="P4"/>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weight="bold" style:font-name-asian="SimSun" style:font-weight-asian="bold" style:font-name-complex="Lucida Sans"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NSimSun"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meta:initial-creator>mark ambler</meta:initial-creator>
    <dc:creator>mark ambler</dc:creator>
    <meta:creation-date>2014-03-30T19:25:00Z</meta:creation-date>
    <dc:date>2016-03-09T09:06:40.18</dc:date>
    <meta:editing-cycles>189</meta:editing-cycles>
    <meta:editing-duration>PT5H33M57S</meta:editing-duration>
    <meta:document-statistic meta:table-count="0" meta:image-count="4" meta:object-count="0" meta:page-count="10" meta:paragraph-count="217" meta:word-count="2184" meta:character-count="15399"/>
    <meta:template xlink:type="simple" xlink:actuate="onRequest" xlink:title="" xlink:href="Normal.dotm"/>
  </office:meta>
</office:document-meta>
</file>